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e382" officeooo:paragraph-rsid="0009e38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mandes xml</text:p>
      <text:p text:style-name="Standard"/>
      <text:p text:style-name="Standard">xmllint --valid presentation.xml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0:47:52.561847789</meta:creation-date>
    <dc:date>2020-02-10T10:48:24.828839513</dc:date>
    <meta:editing-duration>PT33S</meta:editing-duration>
    <meta:editing-cycles>1</meta:editing-cycles>
    <meta:document-statistic meta:table-count="0" meta:image-count="0" meta:object-count="0" meta:page-count="1" meta:paragraph-count="2" meta:word-count="6" meta:character-count="45" meta:non-whitespace-character-count="42"/>
    <meta:generator>LibreOffice/6.2.8.2$Linux_X86_64 LibreOffice_project/20$Build-2</meta:generator>
  </office:meta>
</office:document-meta>
</file>